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2205677970792197969" text:style-name="L1">
        <text:list-item>
          <text:p text:style-name="P3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3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3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1306415597429145484" text:style-name="L2">
        <text:list-item>
          <text:p text:style-name="P3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1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8893789898059259280" text:style-name="L3">
        <text:list-item>
          <text:p text:style-name="P4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40">Comentat exercici 1.3-1</text:p>
        </text:list-item>
        <text:list-item>
          <text:p text:style-name="P41">Arribat fins apartat 1.3-2 Condensador</text:p>
        </text:list-item>
      </text:list>
      <text:p text:style-name="P22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1867942964673688492" text:style-name="L4">
        <text:list-item>
          <text:p text:style-name="P42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42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3"><text:s/></text:p>
      <text:p text:style-name="P23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92528635066037" text:continue-list="list1306415597429145484" text:style-name="L2">
        <text:list-item>
          <text:p text:style-name="P3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92527164815009" text:continue-numbering="true" text:style-name="L2">
        <text:list-item>
          <text:p text:style-name="P3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35"/>
        </text:list-item>
      </text:list>
      <text:p text:style-name="P24"/>
      <text:p text:style-name="P24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92528369510672" text:continue-numbering="true" text:style-name="L2">
        <text:list-item>
          <text:p text:style-name="P36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43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92529193950847" text:continue-numbering="true" text:style-name="L2">
        <text:list-item>
          <text:p text:style-name="P3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4">Comentat apartat 1.1 Temperatura y calor</text:p>
        </text:list-item>
        <text:list-item>
          <text:p text:style-name="P44">Comentat apartat 1.2 Presión</text:p>
        </text:list-item>
        <text:list-item>
          <text:p text:style-name="P44">Comentat apartat 1.3 Ejercicios temperatura y presión</text:p>
          <text:p text:style-name="P37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92528438662973" text:continue-numbering="true" text:style-name="L2">
        <text:list-item>
          <text:p text:style-name="P46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5"/>
      <text:p text:style-name="P25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7"/>
      <text:list xml:id="list92527655711000" text:continue-numbering="true" text:style-name="L2">
        <text:list-item>
          <text:p text:style-name="P3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5">Comentat apartat 1.<text:span text:style-name="T20">4</text:span> <text:span text:style-name="T20">Enrgía y potencia</text:span></text:p>
        </text:list-item>
        <text:list-item>
          <text:p text:style-name="P45">Comentat apartat 1.<text:span text:style-name="T20">5 Ejercicios Energía y potencia</text:span></text:p>
        </text:list-item>
        <text:list-item>
          <text:p text:style-name="P45">Comentat apartat 1.<text:span text:style-name="T20">6.1 Calor específico</text:span></text:p>
        </text:list-item>
      </text:list>
      <text:p text:style-name="P26"/>
      <text:p text:style-name="P28">Di<text:span text:style-name="T3">mecres</text:span><text:tab/><text:span text:style-name="T19">15</text:span>/<text:span text:style-name="T13">10</text:span>/2<text:span text:style-name="T5">5</text:span></text:p>
      <text:p text:style-name="P29"/>
      <text:list xml:id="list92527939312996" text:continue-numbering="true" text:style-name="L2">
        <text:list-item>
          <text:p text:style-name="P3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47">Comentat apartat 1.6.4 Ejemplo de transisión de calor a través de la pared de una cámara frigorífica</text:p>
          <text:p text:style-name="P39"/>
        </text:list-item>
      </text:list>
      <text:p text:style-name="P28">Di<text:span text:style-name="T21">jous<text:tab/></text:span><text:tab/><text:span text:style-name="T19">16</text:span>/<text:span text:style-name="T13">10</text:span>/2<text:span text:style-name="T5">5</text:span></text:p>
      <text:p text:style-name="P28"/>
      <text:list xml:id="list92527546986046" text:continue-numbering="true" text:style-name="L2">
        <text:list-item>
          <text:p text:style-name="P3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47">Comentat apartat 1.6.4 i fet exercicis de transmissió de calor 1.7-4 i 5. </text:p>
        </text:list-item>
      </text:list>
      <text:p text:style-name="P28"/>
      <text:p text:style-name="P29">Di<text:span text:style-name="T22">vendres<text:tab/>17</text:span>/<text:span text:style-name="T13">10</text:span>/2<text:span text:style-name="T5">5</text:span></text:p>
      <text:p text:style-name="P29"/>
      <text:p text:style-name="P48">Repassam teoria i exercicis per preparar l'examen de proper dimarts.</text:p>
      <text:p text:style-name="P29"/>
      <text:p text:style-name="P29">Di<text:span text:style-name="T22">marts<text:tab/>21</text:span>/<text:span text:style-name="T13">10</text:span>/2<text:span text:style-name="T5">5</text:span></text:p>
      <text:p text:style-name="P29"/>
      <text:p text:style-name="P48">Feim el primer <text:a xlink:type="simple" xlink:href="https://paulinoposada.github.io/web_fred/web_fred_25_26/GS/examens_gs/251021_examen/251021_omf_map33b_examen.pdf">examen</text:a> de la primera avaluació.</text:p>
      <text:p text:style-name="P48"/>
      <text:p text:style-name="P50">Di<text:span text:style-name="T22">mecres<text:tab/>22</text:span>/<text:span text:style-name="T13">10</text:span>/2<text:span text:style-name="T5">5</text:span></text:p>
      <text:p text:style-name="P50"/>
      <text:p text:style-name="P49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3T09:25:27.081518141</dc:date>
    <meta:editing-duration>PT2H6M24S</meta:editing-duration>
    <meta:editing-cycles>210</meta:editing-cycles>
    <meta:document-statistic meta:table-count="0" meta:image-count="0" meta:object-count="0" meta:page-count="2" meta:paragraph-count="62" meta:word-count="342" meta:character-count="2114" meta:non-whitespace-character-count="1840"/>
  </office:meta>
</office:document-meta>
</file>